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_1043__1080__1087__1077__1088__1089__1089__1099__1083__1082__1072_" style:data-style-name="N0">
      <style:table-cell-properties fo:background-color="transparent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1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15" style:family="table-cell" style:parent-style-name="Default" style:data-style-name="N4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17" style:family="table-cell" style:parent-style-name="_1043__1080__1087__1077__1088__1089__1089__1099__1083__1082__1072_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3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333333" style:font-name="Arial" style:font-name-asian="Arial" style:font-name-complex="Arial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transparent"/>
    </style:style>
    <style:style style:name="ce29" style:family="table-cell" style:parent-style-name="_1043__1080__1087__1077__1088__1089__1089__1099__1083__1082__1072_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30" style:family="table-cell" style:parent-style-name="_1043__1080__1087__1077__1088__1089__1089__1099__1083__1082__1072_" style:data-style-name="N0">
      <style:table-cell-properties style:vertical-align="automatic" fo:background-color="transparent" style:repeat-content="false"/>
      <style:paragraph-properties fo:text-align="center"/>
      <style:text-properties fo:color="#000000" style:text-underline-style="none" style:text-underline-type="none"/>
    </style:style>
    <style:style style:name="ce31" style:family="table-cell" style:parent-style-name="Default" style:data-style-name="N1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33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34" style:family="table-cell" style:parent-style-name="_1043__1080__1087__1077__1088__1089__1089__1099__1083__1082__1072_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35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37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color="#3D3C3F" style:font-name="Arial" style:font-name-asian="Arial" style:font-name-complex="Arial" fo:font-size="15pt" style:font-size-asian="15pt" style:font-size-complex="15pt" style:font-family-generic="swiss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4.0745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42.25pt" style:use-optimal-row-height="false" fo:break-before="auto"/>
    </style:style>
    <style:style style:name="ro3" style:family="table-row">
      <style:table-row-properties style:row-height="50pt" style:use-optimal-row-height="fals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2" table:style-name="ce4">
            <text:p>Программирование на языке высокого уровня (Python).</text:p>
            <text:p>Задание task_01_02_01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Сачкова Г.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2">
            <text:p>АДЭУ2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3">
            <text:p><text:a xlink:href="mailto:galina2716193@gmail.com">galina2716193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5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1" table:style-name="ta2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" table:number-columns-repeated="1014" table:default-cell-style-name="ce6"/>
        <table:table-column table:style-name="co4" table:number-columns-repeated="15360" table:default-cell-style-name="ce1"/>
        <table:table-row table:style-name="ro1">
          <table:table-cell office:value-type="string" table:number-columns-spanned="2" table:number-rows-spanned="3" table:style-name="ce27">
            <text:p><text:span text:style-name="T2">Суперкомпьютер</text:span><text:s/>— это</text:p>
          </table:table-cell>
          <table:covered-table-cell/>
          <table:table-cell office:value-type="string" table:number-columns-spanned="8" table:number-rows-spanned="3" table:style-name="ce28">
            <text:p>специализированная вычислительная машина, значительно превосходящая по своим техническим параметрам и скорости вычислений большинство существующих в мире компьютеров. Компьютер создавался как устройство для выполнения двух простых операций:численных вычислений;сохранения результатов этих вычислений.</text:p>
            <text:p>Суперкомпьютеры используются во всех сферах:где для решения задачи применяется численное моделирование, сопряженное с очень большим объемом сложных вычислений;</text:p>
            <text:p>там, где требуется огромный объём сложных вычислений, обработка большого количества данных в реальном времени, или решение задачи может быть найдено простым перебором множества значений множества исходных параметров.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covered-table-cell/>
          <table:covered-table-cell/>
          <table:covered-table-cell/>
          <table:covered-table-cell table:number-columns-repeated="7"/>
          <table:table-cell table:number-columns-repeated="16374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style-name="ro2">
          <table:table-cell office:value-type="string" table:style-name="ce7">
            <text:p>№ п/п</text:p>
          </table:table-cell>
          <table:table-cell office:value-type="string" table:style-name="ce7">
            <text:p>Название</text:p>
          </table:table-cell>
          <table:table-cell office:value-type="string" table:style-name="ce7">
            <text:p>Год первого запуска</text:p>
          </table:table-cell>
          <table:table-cell office:value-type="string" table:style-name="ce7">
            <text:p>Страна</text:p>
          </table:table-cell>
          <table:table-cell office:value-type="string" table:style-name="ce8">
            <text:p>Производитель</text:p>
          </table:table-cell>
          <table:table-cell office:value-type="string" table:style-name="ce8">
            <text:p>Быстродействие</text:p>
            <text:p>(Тфлопс/с)</text:p>
          </table:table-cell>
          <table:table-cell office:value-type="string" table:style-name="ce7">
            <text:p>Количество ядер</text:p>
          </table:table-cell>
          <table:table-cell office:value-type="string" table:style-name="ce7">
            <text:p>Потребляемая мощность</text:p>
            <text:p>(кВт)</text:p>
          </table:table-cell>
          <table:table-cell office:value-type="string" table:style-name="ce8">
            <text:p>Память</text:p>
            <text:p>(Гб)</text:p>
          </table:table-cell>
          <table:table-cell office:value-type="string" table:style-name="ce7">
            <text:p>Изображение</text:p>
          </table:table-cell>
          <table:table-cell table:number-columns-repeated="16374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0">
            <text:p>FUGAKU</text:p>
          </table:table-cell>
          <table:table-cell office:value-type="float" office:value="2020" table:style-name="ce10">
            <text:p>2020</text:p>
          </table:table-cell>
          <table:table-cell office:value-type="string" table:style-name="ce11">
            <text:p>Япония</text:p>
          </table:table-cell>
          <table:table-cell office:value-type="string" table:style-name="ce12">
            <text:p>Fujitsu</text:p>
          </table:table-cell>
          <table:table-cell office:value-type="float" office:value="442010" table:style-name="ce14">
            <text:p>442 010</text:p>
          </table:table-cell>
          <table:table-cell office:value-type="float" office:value="7630848" table:style-name="ce13">
            <text:p>7 630 848</text:p>
          </table:table-cell>
          <table:table-cell office:value-type="string" table:style-name="ce32">
            <text:p>29 899.23</text:p>
          </table:table-cell>
          <table:table-cell office:value-type="float" office:value="5087232" table:style-name="ce33">
            <text:p>5 087 232</text:p>
          </table:table-cell>
          <table:table-cell office:value-type="string" table:style-name="ce34">
            <text:p><text:a xlink:href="http://p0.ifengimg.com/pmop/2018/0828/31A381ACD342CFE495B0E5A3D7083520E20780D7_size1865_w2736_h1824.jpeg">http://p0.ifengimg.com/pmop/2018/0828/31A381ACD342CFE495B0E5A3D7083520E20780D7_size1865_w2736_h1824.jpeg</text:a></text:p>
          </table:table-cell>
          <table:table-cell table:number-columns-repeated="16374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0">
            <text:p>Summit</text:p>
          </table:table-cell>
          <table:table-cell office:value-type="float" office:value="2018" table:style-name="ce10">
            <text:p>2018</text:p>
          </table:table-cell>
          <table:table-cell office:value-type="string" table:style-name="ce11">
            <text:p>США</text:p>
          </table:table-cell>
          <table:table-cell office:value-type="string" table:style-name="ce12">
            <text:p>IBM</text:p>
          </table:table-cell>
          <table:table-cell office:value-type="float" office:value="148600" table:style-name="ce14">
            <text:p>148 600</text:p>
          </table:table-cell>
          <table:table-cell office:value-type="float" office:value="2414592" table:style-name="ce35">
            <text:p>2 414 592,00</text:p>
          </table:table-cell>
          <table:table-cell office:value-type="float" office:value="10096" table:style-name="ce15">
            <text:p>10 096,00</text:p>
          </table:table-cell>
          <table:table-cell office:value-type="float" office:value="2801664" table:style-name="ce16">
            <text:p>2 801 664</text:p>
          </table:table-cell>
          <table:table-cell office:value-type="string" table:style-name="ce17">
            <text:p><text:a xlink:href="https://upload.wikimedia.org/wikipedia/commons/thumb/b/b4/Summit_%28supercomputer%29.jpg/1200px-Summit_%28supercomputer%29.jpg">https://upload.wikimedia.org/wikipedia/commons/thumb/b/b4/Summit_%28supercomputer%29.jpg/1200px-Summit_%28supercomputer%29.jpg</text:a></text:p>
          </table:table-cell>
          <table:table-cell table:number-columns-repeated="16374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0">
            <text:p>Sierra</text:p>
          </table:table-cell>
          <table:table-cell office:value-type="float" office:value="2018" table:style-name="ce10">
            <text:p>2018</text:p>
          </table:table-cell>
          <table:table-cell office:value-type="string" table:style-name="ce10">
            <text:p>США</text:p>
          </table:table-cell>
          <table:table-cell office:value-type="string" table:style-name="ce18">
            <text:p>IBM / NVIDIA / Mellanox</text:p>
          </table:table-cell>
          <table:table-cell office:value-type="float" office:value="94640" table:style-name="ce19">
            <text:p>94 640</text:p>
          </table:table-cell>
          <table:table-cell office:value-type="float" office:value="1572480" table:style-name="ce15">
            <text:p>1 572 480,00</text:p>
          </table:table-cell>
          <table:table-cell office:value-type="float" office:value="7438.28" table:style-name="ce15">
            <text:p>7 438,28</text:p>
          </table:table-cell>
          <table:table-cell office:value-type="string" table:style-name="ce32">
            <text:p>1 382 400 </text:p>
          </table:table-cell>
          <table:table-cell office:value-type="string" table:style-name="ce29">
            <text:p><text:a xlink:href="https://www.halildurmus.com/wp-content/uploads/2021/03/625-Sierra.jpg">https://www.halildurmus.com/wp-content/uploads/2021/03/625-Sierra.jpg</text:a></text:p>
          </table:table-cell>
          <table:table-cell table:number-columns-repeated="16374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0">
            <text:p>Sunway TaihuLight</text:p>
          </table:table-cell>
          <table:table-cell office:value-type="float" office:value="2016" table:style-name="ce10">
            <text:p>2016</text:p>
          </table:table-cell>
          <table:table-cell office:value-type="string" table:style-name="ce10">
            <text:p><text:s/>Китай</text:p>
          </table:table-cell>
          <table:table-cell office:value-type="string" table:style-name="ce11">
            <text:p>NRCPC</text:p>
          </table:table-cell>
          <table:table-cell office:value-type="string" table:style-name="ce12">
            <text:p>93 014.6</text:p>
          </table:table-cell>
          <table:table-cell office:value-type="float" office:value="10649600" table:style-name="ce36">
            <text:p>10 649 600</text:p>
          </table:table-cell>
          <table:table-cell office:value-type="float" office:value="15371" table:style-name="ce15">
            <text:p>15 371,00</text:p>
          </table:table-cell>
          <table:table-cell office:value-type="float" office:value="1310720" table:style-name="ce20">
            <text:p>1 310 720</text:p>
          </table:table-cell>
          <table:table-cell office:value-type="string" table:style-name="ce17">
            <text:p><text:a xlink:href="https://www.thetrumpet.com/files/W1siZiIsIjIwMTcvMDYvMjkvOGNrdXcwcHVkc18xNzA2MjlfU3VwZXJjb21wdXRlcl9HZXR0eUltYWdlc181NDE4MjE0MDYuanBnIl0sWyJwIiwidGh1bWIiLCIyMDQ4eDIwNDg-Il0sWyJwIiwiZW5jb2RlIiwianBnIiwiLXF1YWxpdHkgODAiXV0/30cd39d94e931a1b/170629-Supercomputer-GettyImages-541821406.jpg.jpg">https://www.thetrumpet.com/files/W1siZiIsIjIwMTcvMDYvMjkvOGNrdXcwcHVkc18xNzA2MjlfU3VwZXJjb21wdXRlcl9HZXR0eUltYWdlc181NDE4MjE0MDYuanBnIl0sWyJwIiwidGh1bWIiLCIyMDQ4eDIwNDg-Il0sWyJwIiwiZW5jb2RlIiwianBnIiwiLXF1YWxpdHkgODAiXV0/30cd39d94e931a1b/170629-Supercomputer-GettyImages-541821406.jpg.jpg</text:a></text:p>
          </table:table-cell>
          <table:table-cell table:number-columns-repeated="16374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0">
            <text:p>Perlmutter</text:p>
          </table:table-cell>
          <table:table-cell office:value-type="float" office:value="2020" table:style-name="ce10">
            <text:p>2020</text:p>
          </table:table-cell>
          <table:table-cell office:value-type="string" table:style-name="ce10">
            <text:p>США(NERSC)</text:p>
          </table:table-cell>
          <table:table-cell office:value-type="string" table:style-name="ce10">
            <text:p>HP</text:p>
          </table:table-cell>
          <table:table-cell office:value-type="float" office:value="64590" table:style-name="ce21">
            <text:p>64 590</text:p>
          </table:table-cell>
          <table:table-cell office:value-type="float" office:value="706304" table:style-name="ce20">
            <text:p>706 304</text:p>
          </table:table-cell>
          <table:table-cell office:value-type="float" office:value="2528" table:style-name="ce37">
            <text:p>2 528,00</text:p>
          </table:table-cell>
          <table:table-cell office:value-type="float" office:value="390.17599999999999" table:style-name="ce10">
            <text:p>390,176</text:p>
          </table:table-cell>
          <table:table-cell office:value-type="string" table:style-name="ce17">
            <text:p><text:a xlink:href="https://upweek.ru/wp-content/uploads/2021/05/HPE_Cray_SideLogo_Perlmutter1-scaled.jpg">https://upweek.ru/wp-content/uploads/2021/05/HPE_Cray_SideLogo_Perlmutter1-scaled.jpg</text:a></text:p>
          </table:table-cell>
          <table:table-cell table:number-columns-repeated="16374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0">
            <text:p>Selence</text:p>
          </table:table-cell>
          <table:table-cell office:value-type="float" office:value="1999" table:style-name="ce10">
            <text:p>1999</text:p>
          </table:table-cell>
          <table:table-cell office:value-type="string" table:style-name="ce10">
            <text:p>США</text:p>
          </table:table-cell>
          <table:table-cell office:value-type="string" table:style-name="ce10">
            <text:p>Nvidia</text:p>
          </table:table-cell>
          <table:table-cell office:value-type="float" office:value="63460" table:style-name="ce20">
            <text:p>63 460</text:p>
          </table:table-cell>
          <table:table-cell office:value-type="float" office:value="555520" table:style-name="ce20">
            <text:p>555 520</text:p>
          </table:table-cell>
          <table:table-cell office:value-type="string" table:style-name="ce10">
            <text:p>2 646.00</text:p>
          </table:table-cell>
          <table:table-cell office:value-type="float" office:value="1120000" table:style-name="ce20">
            <text:p>1 120 000</text:p>
          </table:table-cell>
          <table:table-cell office:value-type="string" table:style-name="ce17">
            <text:p><text:a xlink:href="https://avatars.mds.yandex.net/get-zen_doc/3853921/pub_5f393f970316c165122d6709_5f3940304f2e4f5b77d58cc7/scale_2400">https://avatars.mds.yandex.net/get-zen_doc/3853921/pub_5f393f970316c165122d6709_5f3940304f2e4f5b77d58cc7/scale_2400</text:a></text:p>
          </table:table-cell>
          <table:table-cell table:number-columns-repeated="16374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0">
            <text:p>Tianhe-2A</text:p>
          </table:table-cell>
          <table:table-cell office:value-type="float" office:value="2013" table:style-name="ce10">
            <text:p>2013</text:p>
          </table:table-cell>
          <table:table-cell office:value-type="string" table:style-name="ce10">
            <text:p>Китай</text:p>
          </table:table-cell>
          <table:table-cell office:value-type="string" table:style-name="ce10">
            <text:p>NUDT</text:p>
          </table:table-cell>
          <table:table-cell office:value-type="string" table:style-name="ce10">
            <text:p>61 444.5</text:p>
          </table:table-cell>
          <table:table-cell office:value-type="float" office:value="4981760" table:style-name="ce20">
            <text:p>4 981 760</text:p>
          </table:table-cell>
          <table:table-cell office:value-type="string" table:style-name="ce10">
            <text:p>18 482.00</text:p>
          </table:table-cell>
          <table:table-cell office:value-type="float" office:value="2227376" table:style-name="ce20">
            <text:p>2 227 376</text:p>
          </table:table-cell>
          <table:table-cell office:value-type="string" table:style-name="ce17">
            <text:p><text:a xlink:href="https://www.sciencefriday.com/wp-content/uploads/2015/07/11071-2.JPG">https://www.sciencefriday.com/wp-content/uploads/2015/07/11071-2.JPG</text:a></text:p>
          </table:table-cell>
          <table:table-cell table:number-columns-repeated="16374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0">
            <text:p>JUWELS Booster Module</text:p>
          </table:table-cell>
          <table:table-cell office:value-type="float" office:value="2020" table:style-name="ce10">
            <text:p>2020</text:p>
          </table:table-cell>
          <table:table-cell office:value-type="string" table:style-name="ce22">
            <text:p>Германия</text:p>
          </table:table-cell>
          <table:table-cell office:value-type="string" table:style-name="ce10">
            <text:p>Atos</text:p>
          </table:table-cell>
          <table:table-cell office:value-type="float" office:value="44120" table:style-name="ce20">
            <text:p>44 120</text:p>
          </table:table-cell>
          <table:table-cell office:value-type="float" office:value="449280" table:style-name="ce20">
            <text:p>449 280</text:p>
          </table:table-cell>
          <table:table-cell office:value-type="string" table:style-name="ce10">
            <text:p>1 762.22</text:p>
          </table:table-cell>
          <table:table-cell office:value-type="float" office:value="628992" table:style-name="ce20">
            <text:p>628 992</text:p>
          </table:table-cell>
          <table:table-cell office:value-type="string" table:style-name="ce29">
            <text:p><text:a xlink:href="https://d1guu6n8gz71j.cloudfront.net/company_pages/company_page/64983/medium/74919830-2e04-0138-79d3-4975d5d22e83.jpg">https://d1guu6n8gz71j.cloudfront.net/company_pages/company_page/64983/medium/74919830-2e04-0138-79d3-4975d5d22e83.jpg</text:a></text:p>
          </table:table-cell>
          <table:table-cell table:number-columns-repeated="16374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0">
            <text:p>HPC5</text:p>
          </table:table-cell>
          <table:table-cell office:value-type="string" table:style-name="ce11">
            <text:p>2017-2018</text:p>
          </table:table-cell>
          <table:table-cell office:value-type="string" table:style-name="ce23">
            <text:p>Италия</text:p>
          </table:table-cell>
          <table:table-cell office:value-type="string" table:style-name="ce24">
            <text:p>Dell EMC</text:p>
          </table:table-cell>
          <table:table-cell office:value-type="float" office:value="35450" table:style-name="ce20">
            <text:p>35 450</text:p>
          </table:table-cell>
          <table:table-cell office:value-type="float" office:value="669760" table:style-name="ce20">
            <text:p>669 760</text:p>
          </table:table-cell>
          <table:table-cell office:value-type="string" table:style-name="ce10">
            <text:p>2 252.17</text:p>
          </table:table-cell>
          <table:table-cell office:value-type="float" office:value="349440" table:style-name="ce20">
            <text:p>349 440</text:p>
          </table:table-cell>
          <table:table-cell office:value-type="string" table:style-name="ce17">
            <text:p><text:a xlink:href="https://www.eni.com/assets/images/photogallery-en/foto-scelte-press-kit/supercomputer-HPC5-Italia.jpg">https://www.eni.com/assets/images/photogallery-en/foto-scelte-press-kit/supercomputer-HPC5-Italia.jpg</text:a></text:p>
          </table:table-cell>
          <table:table-cell table:number-columns-repeated="16374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0">
            <text:p>Frontera</text:p>
          </table:table-cell>
          <table:table-cell office:value-type="float" office:value="2019" table:style-name="ce11">
            <text:p>2019</text:p>
          </table:table-cell>
          <table:table-cell office:value-type="string" table:style-name="ce23">
            <text:p>США</text:p>
          </table:table-cell>
          <table:table-cell office:value-type="string" table:style-name="ce23">
            <text:p>Dell EMC</text:p>
          </table:table-cell>
          <table:table-cell office:value-type="string" table:style-name="ce25">
            <text:p>23 516.4</text:p>
          </table:table-cell>
          <table:table-cell office:value-type="float" office:value="448448" table:style-name="ce20">
            <text:p>448 448</text:p>
          </table:table-cell>
          <table:table-cell office:value-type="string" table:style-name="ce30">
            <text:p>-</text:p>
          </table:table-cell>
          <table:table-cell office:value-type="float" office:value="1537536" table:style-name="ce20">
            <text:p>1 537 536</text:p>
          </table:table-cell>
          <table:table-cell office:value-type="string" table:style-name="ce17">
            <text:p><text:a xlink:href="https://pbs.twimg.com/media/EnWnucZW4BAg9dz.jpg">https://pbs.twimg.com/media/EnWnucZW4BAg9dz.jpg</text:a></text:p>
          </table:table-cell>
          <table:table-cell table:number-columns-repeated="16374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0">
            <text:p>Ломоносов</text:p>
          </table:table-cell>
          <table:table-cell office:value-type="float" office:value="2009" table:style-name="ce10">
            <text:p>2009</text:p>
          </table:table-cell>
          <table:table-cell office:value-type="string" table:style-name="ce18">
            <text:p>Россия</text:p>
          </table:table-cell>
          <table:table-cell office:value-type="string" table:style-name="ce18">
            <text:p>T-Платформы</text:p>
          </table:table-cell>
          <table:table-cell office:value-type="string" table:style-name="ce10">
            <text:p>901.9</text:p>
          </table:table-cell>
          <table:table-cell office:value-type="float" office:value="98960" table:style-name="ce20">
            <text:p>98 960</text:p>
          </table:table-cell>
          <table:table-cell office:value-type="float" office:value="2600" table:style-name="ce20">
            <text:p>2 600</text:p>
          </table:table-cell>
          <table:table-cell office:value-type="float" office:value="1835008" table:style-name="ce20">
            <text:p>1 835 008</text:p>
          </table:table-cell>
          <table:table-cell office:value-type="string" table:style-name="ce29">
            <text:p><text:a xlink:href="https://scientificrussia.ru/images/g/7qg-large.jpg">https://scientificrussia.ru/images/g/7qg-large.jpg</text:a></text:p>
          </table:table-cell>
          <table:table-cell table:number-columns-repeated="16374"/>
        </table:table-row>
        <table:table-row table:style-name="ro1">
          <table:table-cell table:number-columns-repeated="10" table:style-name="ce38"/>
          <table:table-cell table:number-columns-repeated="16374"/>
        </table:table-row>
        <table:table-row table:style-name="ro4">
          <table:table-cell office:value-type="string" office:string-value="Название" table:formula="of:=[.B5]" table:style-name="ce7">
            <text:p>Название</text:p>
          </table:table-cell>
          <table:table-cell office:value-type="string" office:string-value="Память&#10;(Гб)" table:formula="of:=[.I5]" table:style-name="ce7">
            <text:p>Память</text:p>
            <text:p>(Гб)</text:p>
          </table:table-cell>
          <table:table-cell office:value-type="string" office:string-value="Количество ядер" table:formula="of:=[.G5]" table:style-name="ce7">
            <text:p>Количество ядер</text:p>
          </table:table-cell>
          <table:table-cell office:value-type="string" office:string-value="Быстродействие&#10;(Тфлопс/с)" table:formula="of:=[.F5]" table:style-name="ce7">
            <text:p>Быстродействие</text:p>
            <text:p>(Тфлопс/с)</text:p>
          </table:table-cell>
          <table:table-cell table:number-columns-repeated="6" table:style-name="ce38"/>
          <table:table-cell table:number-columns-repeated="16374"/>
        </table:table-row>
        <table:table-row table:style-name="ro5">
          <table:table-cell office:value-type="string" office:string-value="FUGAKU" table:formula="of:=[.B6]" table:style-name="ce9">
            <text:p>FUGAKU</text:p>
          </table:table-cell>
          <table:table-cell office:value-type="float" office:value="5087232" table:formula="of:=[.I6]" table:style-name="ce9">
            <text:p>5087232</text:p>
          </table:table-cell>
          <table:table-cell office:value-type="float" office:value="7630848" table:formula="of:=[.G6]" table:style-name="ce9">
            <text:p>7630848</text:p>
          </table:table-cell>
          <table:table-cell office:value-type="float" office:value="442010" table:formula="of:=[.F6]" table:style-name="ce9">
            <text:p>442010</text:p>
          </table:table-cell>
          <table:table-cell table:number-columns-repeated="6" table:style-name="ce38"/>
          <table:table-cell table:number-columns-repeated="16374"/>
        </table:table-row>
        <table:table-row table:style-name="ro5">
          <table:table-cell office:value-type="string" table:style-name="ce9">
            <text:p>ЭВМ Марк I</text:p>
          </table:table-cell>
          <table:table-cell office:value-type="string" table:style-name="ce22">
            <text:p>4,8*10^-7</text:p>
          </table:table-cell>
          <table:table-cell office:value-type="float" office:value="1" table:style-name="ce10">
            <text:p>1</text:p>
          </table:table-cell>
          <table:table-cell office:value-type="string" table:style-name="ce31">
            <text:p>5,6*10^-16</text:p>
          </table:table-cell>
          <table:table-cell table:number-columns-repeated="2" table:style-name="ce39"/>
          <table:table-cell table:number-columns-repeated="4" table:style-name="ce38"/>
          <table:table-cell table:number-columns-repeated="16374"/>
        </table:table-row>
        <table:table-row table:style-name="ro6">
          <table:table-cell office:value-type="string" table:style-name="ce11">
            <text:p>oppo reno 2z</text:p>
          </table:table-cell>
          <table:table-cell office:value-type="float" office:value="128" table:style-name="ce26">
            <text:p>128</text:p>
          </table:table-cell>
          <table:table-cell office:value-type="float" office:value="8" table:style-name="ce25">
            <text:p>8</text:p>
          </table:table-cell>
          <table:table-cell office:value-type="float" office:value="1.04E-2" table:style-name="ce10">
            <text:p>0,0104</text:p>
          </table:table-cell>
          <table:table-cell table:number-columns-repeated="6" table:style-name="ce38"/>
          <table:table-cell table:number-columns-repeated="16374"/>
        </table:table-row>
        <table:table-row table:number-rows-repeated="5" table:style-name="ro1">
          <table:table-cell table:number-columns-repeated="1024" table:style-name="ce6"/>
          <table:table-cell table:number-columns-repeated="15360"/>
        </table:table-row>
        <table:table-row table:style-name="ro1">
          <table:table-cell table:style-name="ce1"/>
          <table:table-cell table:number-columns-repeated="1023" table:style-name="ce6"/>
          <table:table-cell table:number-columns-repeated="15360"/>
        </table:table-row>
        <table:table-row table:number-rows-repeated="10485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08</meta:generator>
    <dc:creator>Microsoft Office User</dc:creator>
    <meta:creation-date>2017-07-12T17:58:01Z</meta:creation-date>
    <dc:date>2021-09-09T14:20:46Z</dc:date>
    <meta:editing-cycles>17</meta:editing-cycles>
    <meta:editing-duration>PT2498S</meta:editing-duration>
  </office:meta>
</office:document-meta>
</file>